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6pt" fo:language="lt" fo:country="LT" fo:font-style="normal" officeooo:rsid="000a4428" officeooo:paragraph-rsid="000a4428" style:font-size-asian="16pt" style:font-style-asian="normal" style:font-size-complex="16pt" style:font-style-complex="normal"/>
    </style:style>
    <style:style style:name="P2" style:family="paragraph" style:parent-style-name="Standard">
      <style:text-properties style:font-name="Liberation Sans1" fo:font-size="16pt" fo:language="lt" fo:country="LT" fo:font-style="normal" officeooo:rsid="000b1ea8" officeooo:paragraph-rsid="000c3dd3" style:font-size-asian="16pt" style:font-style-asian="normal" style:font-size-complex="16pt" style:font-style-complex="normal"/>
    </style:style>
    <style:style style:name="P3" style:family="paragraph" style:parent-style-name="Standard">
      <style:text-properties style:font-name="Liberation Sans1" fo:font-size="16pt" fo:language="lt" fo:country="LT" fo:font-style="normal" officeooo:rsid="000972b6" officeooo:paragraph-rsid="000972b6" style:font-size-asian="16pt" style:font-style-asian="normal" style:font-size-complex="16pt" style:font-style-complex="normal"/>
    </style:style>
    <style:style style:name="P4" style:family="paragraph" style:parent-style-name="Standard">
      <style:text-properties style:font-name="Liberation Sans1" fo:font-size="16pt" fo:language="lt" fo:country="LT" fo:font-style="normal" officeooo:rsid="000972b6" officeooo:paragraph-rsid="000a4428" style:font-size-asian="16pt" style:font-style-asian="normal" style:font-size-complex="16pt" style:font-style-complex="normal"/>
    </style:style>
    <style:style style:name="P5" style:family="paragraph" style:parent-style-name="Standard">
      <style:text-properties style:font-name="Liberation Sans1" fo:font-size="16pt" fo:language="lt" fo:country="LT" fo:font-style="normal" officeooo:rsid="000c3dd3" officeooo:paragraph-rsid="000c3dd3" style:font-size-asian="16pt" style:font-style-asian="normal" style:font-size-complex="16pt" style:font-style-complex="normal"/>
    </style:style>
    <style:style style:name="P6" style:family="paragraph" style:parent-style-name="Standard">
      <style:text-properties style:font-name="Liberation Sans1" fo:font-size="16pt" fo:language="lt" fo:country="LT" fo:font-style="normal" officeooo:rsid="000faeef" officeooo:paragraph-rsid="000faeef" style:font-size-asian="16pt" style:font-style-asian="normal" style:font-size-complex="16pt" style:font-style-complex="normal"/>
    </style:style>
    <style:style style:name="P7" style:family="paragraph" style:parent-style-name="Standard">
      <style:text-properties style:font-name="Liberation Sans1" fo:font-size="16pt" fo:language="lt" fo:country="LT" fo:font-style="normal" officeooo:rsid="00114fc8" officeooo:paragraph-rsid="00114fc8" style:font-size-asian="16pt" style:font-style-asian="normal" style:font-size-complex="16pt" style:font-style-complex="normal"/>
    </style:style>
    <style:style style:name="P8" style:family="paragraph" style:parent-style-name="Standard">
      <style:text-properties style:font-name="Liberation Sans1" fo:font-size="16pt" fo:language="lt" fo:country="LT" fo:font-style="normal" officeooo:rsid="00114fc8" officeooo:paragraph-rsid="00131e18" style:font-size-asian="16pt" style:font-style-asian="normal" style:font-size-complex="16pt" style:font-style-complex="normal"/>
    </style:style>
    <style:style style:name="P9" style:family="paragraph" style:parent-style-name="Standard">
      <style:text-properties style:font-name="Liberation Sans1" fo:font-size="16pt" fo:language="lt" fo:country="LT" officeooo:rsid="0010f24a" officeooo:paragraph-rsid="00070fe0" style:font-size-asian="16pt" style:font-size-complex="16pt"/>
    </style:style>
    <style:style style:name="P10" style:family="paragraph" style:parent-style-name="Standard">
      <style:text-properties style:font-name="Liberation Sans1" fo:font-size="16pt" fo:language="lt" fo:country="LT" officeooo:rsid="000917a8" officeooo:paragraph-rsid="000917a8" style:font-size-asian="16pt" style:font-size-complex="16pt"/>
    </style:style>
    <style:style style:name="P11" style:family="paragraph" style:parent-style-name="Standard">
      <style:text-properties style:font-name="Liberation Sans1" fo:font-size="16pt" fo:language="lt" fo:country="LT" officeooo:rsid="00089c46" officeooo:paragraph-rsid="00089c46" style:font-size-asian="16pt" style:font-size-complex="16pt"/>
    </style:style>
    <style:style style:name="P12" style:family="paragraph" style:parent-style-name="Standard">
      <style:text-properties style:font-name="Liberation Sans1" fo:font-size="12pt" fo:language="lt" fo:country="LT" fo:font-style="normal" officeooo:rsid="00114fc8" officeooo:paragraph-rsid="00114fc8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1" fo:font-size="12pt" fo:language="lt" fo:country="LT" fo:font-style="normal" officeooo:rsid="00131e18" officeooo:paragraph-rsid="00131e18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break-before="page"/>
      <style:text-properties style:font-name="Liberation Sans1" fo:font-size="16pt" fo:language="lt" fo:country="LT" fo:font-style="normal" officeooo:rsid="000972b6" officeooo:paragraph-rsid="000972b6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break-before="page"/>
      <style:text-properties style:font-name="Liberation Sans1" fo:font-size="16pt" fo:language="lt" fo:country="LT" fo:font-style="normal" officeooo:rsid="000a4428" officeooo:paragraph-rsid="000a4428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break-before="page"/>
      <style:text-properties style:font-name="Liberation Sans1" fo:font-size="16pt" fo:language="lt" fo:country="LT" fo:font-style="normal" officeooo:rsid="00114fc8" officeooo:paragraph-rsid="00114fc8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break-before="page"/>
      <style:text-properties style:font-name="Liberation Sans1" fo:font-size="16pt" fo:language="lt" fo:country="LT" fo:font-style="normal" officeooo:rsid="00114fc8" officeooo:paragraph-rsid="00131e18" style:font-size-asian="16pt" style:font-style-asian="normal" style:font-size-complex="16pt" style:font-style-complex="normal"/>
    </style:style>
    <style:style style:name="T1" style:family="text">
      <style:text-properties officeooo:rsid="0011eb74"/>
    </style:style>
    <style:style style:name="T2" style:family="text">
      <style:text-properties officeooo:rsid="00070fe0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officeooo:rsid="0009f949"/>
    </style:style>
    <style:style style:name="T6" style:family="text">
      <style:text-properties style:text-position="0% 100%" officeooo:rsid="000a4428"/>
    </style:style>
    <style:style style:name="T7" style:family="text">
      <style:text-properties style:text-position="0% 100%" officeooo:rsid="000972b6"/>
    </style:style>
    <style:style style:name="T8" style:family="text">
      <style:text-properties style:text-position="0% 100%" officeooo:rsid="000b4b06"/>
    </style:style>
    <style:style style:name="T9" style:family="text">
      <style:text-properties style:text-position="0% 100%" officeooo:rsid="000c3dd3"/>
    </style:style>
    <style:style style:name="T10" style:family="text">
      <style:text-properties style:text-position="0% 100%" officeooo:rsid="000dd593"/>
    </style:style>
    <style:style style:name="T11" style:family="text">
      <style:text-properties style:text-position="0% 100%" officeooo:rsid="00131e18"/>
    </style:style>
    <style:style style:name="T12" style:family="text">
      <style:text-properties officeooo:rsid="000b4b0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imonas Beniušis <text:span text:style-name="T1">studento nr. 1410102</text:span><text:line-break/>Kompiuterių mokslas 1 1gr</text:p>
      <text:p text:style-name="P5"><text:span text:style-name="T3">Naudota priemonė: SageMath</text:span></text:p>
      <text:p text:style-name="P9">Optimizavimo metodai užduotis <text:span text:style-name="T2">3</text:span></text:p>
      <text:p text:style-name="P9"/>
      <text:p text:style-name="P10">Tiesinio programavimo uždavinys</text:p>
      <text:p text:style-name="P9"/>
      <text:p text:style-name="P9"><draw:frame draw:style-name="fr1" draw:name="Object7" text:anchor-type="as-char" svg:y="-0.7402in" svg:width="1.9362in" svg:height="1.43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9"/>
      <text:p text:style-name="P11">Užraš<text:span text:style-name="T12">ome</text:span> uždavinį matriciniu pavidalu.</text:p>
      <text:p text:style-name="P11">Įvykdomi pertvarkymai:<text:tab/><text:tab/><text:tab/><text:tab/></text:p>
      <text:p text:style-name="P11"/>
      <text:p text:style-name="P11"><draw:frame draw:style-name="fr1" draw:name="Object6" text:anchor-type="as-char" svg:y="-1.1736in" svg:width="1.9362in" svg:height="2.3016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1">Gautos Matricos: <draw:frame draw:style-name="fr1" draw:name="Object1" text:anchor-type="as-char" svg:y="-0.5673in" svg:width="0.7535in" svg:height="1.0193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1" draw:name="Object2" text:anchor-type="as-char" svg:y="-0.6173in" svg:width="0.6945in" svg:height="1.1484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draw:frame draw:style-name="fr1" draw:name="Object3" text:anchor-type="as-char" svg:y="-0.9508in" svg:width="2.0091in" svg:height="1.7866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draw:frame draw:style-name="fr1" draw:name="Object4" text:anchor-type="as-char" svg:y="-0.9508in" svg:width="0.8425in" svg:height="1.7866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1"/>
      <text:p text:style-name="P11">Uždavinys matriciniu pavidalu:</text:p>
      <text:p text:style-name="P11"/>
      <text:p text:style-name="P11"><text:span text:style-name="T4"><draw:frame draw:style-name="fr2" draw:name="Object5" text:anchor-type="as-char" svg:y="-0.3063in" svg:width="1.3043in" svg:height="0.5335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4"><text:span text:style-name="T3">Uždavinio </text:span><text:span text:style-name="T6">sprendiniai:</text:span></text:p>
      <text:p text:style-name="P1"><text:span text:style-name="T6"/></text:p>
      <text:p text:style-name="P1"><text:span text:style-name="T3"><draw:frame draw:style-name="fr2" draw:name="Object10" text:anchor-type="as-char" svg:y="-0.198in" svg:width="3.1665in" svg:height="0.2783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1"><text:span text:style-name="T3">Minimumas: 20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Apribojimai pakeisti į konstantas pagal studento numerį </text:span><text:span text:style-name="T8">ir</text:span><text:span text:style-name="T5"> atlikti petvarkymai</text:span></text:p>
      <text:p text:style-name="P3"><text:span text:style-name="T3">a = 1, b = 0, c = 2<text:tab/><text:tab/><text:tab/></text:span></text:p>
      <text:p text:style-name="P3"><text:span text:style-name="T3"/></text:p>
      <text:p text:style-name="P3"><text:span text:style-name="T3"><draw:frame draw:style-name="fr1" draw:name="Object9" text:anchor-type="as-char" svg:y="-0.7417in" svg:width="1.9417in" svg:height="1.4382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 </text:span><text:span text:style-name="T10">→ </text:span><text:span text:style-name="T3"><text:s text:c="2"/></text:span><text:span text:style-name="T3"><draw:frame draw:style-name="fr1" draw:name="Object8" text:anchor-type="as-char" svg:y="-1.1764in" svg:width="1.9417in" svg:height="2.3075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4"><text:span text:style-name="T3"/></text:p>
      <text:p text:style-name="P4"><text:span text:style-name="T3">Uždavinio </text:span><text:span text:style-name="T6">sprendiniai:</text:span></text:p>
      <text:p text:style-name="P4"><text:span text:style-name="T6"/></text:p>
      <text:p text:style-name="P3"><text:span text:style-name="T3"><draw:frame draw:style-name="fr2" draw:name="Object11" text:anchor-type="as-char" svg:y="-0.198in" svg:width="2.8398in" svg:height="0.27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"><text:span text:style-name="T3">Minimumas: 5</text:span></text:p>
      <text:p text:style-name="P1"><text:span text:style-name="T3"/></text:p>
      <text:p text:style-name="P15"><text:span text:style-name="T3"/></text:p>
      <text:p text:style-name="P2"><text:span text:style-name="T3">Formuluojamas Dualus uždavinys:</text:span></text:p>
      <text:p text:style-name="P2"><text:span text:style-name="T3"/></text:p>
      <text:p text:style-name="P2"><text:span text:style-name="T8"><draw:frame draw:style-name="fr1" draw:name="Object12" text:anchor-type="as-char" svg:y="-1.1736in" svg:width="1.9362in" svg:height="2.3016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8"> </text:span><text:span text:style-name="T10">→ </text:span><text:span text:style-name="T8"><draw:frame draw:style-name="fr2" draw:name="Object13" text:anchor-type="as-char" svg:y="-0.7402in" svg:width="3.2362in" svg:height="1.4339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5"><text:span text:style-name="T3">Sprendinių nėra</text:span></text:p>
      <text:p text:style-name="P5"><text:span text:style-name="T3"/></text:p>
      <text:p text:style-name="P2"><text:span text:style-name="T3">Formuluojamas Dualus uždavinys </text:span><text:span text:style-name="T9">(su studento nr. konstantomis) </text:span><text:span text:style-name="T3">:</text:span></text:p>
      <text:p text:style-name="P5"><text:span text:style-name="T3"><draw:frame draw:style-name="fr1" draw:name="Object15" text:anchor-type="as-char" svg:y="-1.1764in" svg:width="1.9417in" svg:height="2.307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"> </text:span><text:span text:style-name="T10">→ </text:span><text:span text:style-name="T3"><draw:frame draw:style-name="fr2" draw:name="Object14" text:anchor-type="as-char" svg:y="-0.7417in" svg:width="3.0134in" svg:height="1.4382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5"><text:span text:style-name="T3">Sprendinių nėra</text:span></text:p>
      <text:p text:style-name="P5"><text:span text:style-name="T3"/></text:p>
      <text:p text:style-name="P6"><text:span text:style-name="T3">Abu suformuoti dualūs uždaviniai neturi įvykdomo sprendinio</text:span></text:p>
      <text:p text:style-name="P16"><text:span text:style-name="T3">Kodas, </text:span><text:span text:style-name="T11">sėkminga optimizacija</text:span><text:span text:style-name="T3">:</text:span></text:p>
      <text:p text:style-name="P7"><text:span text:style-name="T3"/></text:p>
      <text:p text:style-name="P13"><text:span text:style-name="T3">p = MixedIntegerLinearProgram(maximization=False)</text:span></text:p>
      <text:p text:style-name="P13"><text:span text:style-name="T3">x = p.new_variable(real=True)</text:span></text:p>
      <text:p text:style-name="P13"><text:span text:style-name="T3">p.set_objective(2*x[1] - 3*x[2] - 5*x[4])</text:span></text:p>
      <text:p text:style-name="P13"><text:span text:style-name="T3">p.add_constraint(- x[1] + x[2] - x[3] - x[4] == 8)</text:span></text:p>
      <text:p text:style-name="P13"><text:span text:style-name="T3">p.add_constraint(2*x[1] + 4*x[2] ==10)</text:span></text:p>
      <text:p text:style-name="P13"><text:span text:style-name="T3">p.add_constraint(-x[3]+x[4] &lt;= 3)</text:span></text:p>
      <text:p text:style-name="P13"><text:span text:style-name="T3">p.add_constraint(x[1] &gt;= 0)</text:span></text:p>
      <text:p text:style-name="P13"><text:span text:style-name="T3">p.add_constraint(x[3] &gt;= 0)</text:span></text:p>
      <text:p text:style-name="P13"><text:span text:style-name="T3"/></text:p>
      <text:p text:style-name="P13"><text:span text:style-name="T3">p.show()</text:span></text:p>
      <text:p text:style-name="P13"><text:span text:style-name="T3">print("ATS.:"+str(round(p.solve(), 3)))</text:span></text:p>
      <text:p text:style-name="P13"><text:span text:style-name="T3">print(p.get_values(x[1],x[2],x[3],x[4]))</text:span></text:p>
      <text:p text:style-name="P13"><text:span text:style-name="T3"/></text:p>
      <text:p text:style-name="P13"><text:span text:style-name="T3"/></text:p>
      <text:p text:style-name="P13"><text:span text:style-name="T3">a,b,c = 1,0,2</text:span></text:p>
      <text:p text:style-name="P13"><text:span text:style-name="T3">p = MixedIntegerLinearProgram(maximization=False)</text:span></text:p>
      <text:p text:style-name="P13"><text:span text:style-name="T3">x = p.new_variable(real=True)</text:span></text:p>
      <text:p text:style-name="P13"><text:span text:style-name="T3">p.set_objective(2*x[1] - 3*x[2] - 5*x[4])</text:span></text:p>
      <text:p text:style-name="P13"><text:span text:style-name="T3">p.add_constraint(- x[1] + x[2] - x[3] - x[4] == a)</text:span></text:p>
      <text:p text:style-name="P13"><text:span text:style-name="T3">p.add_constraint(2*x[1] + 4*x[2] ==b)</text:span></text:p>
      <text:p text:style-name="P13"><text:span text:style-name="T3">p.add_constraint(-x[3]+x[4] &lt;= c)</text:span></text:p>
      <text:p text:style-name="P13"><text:span text:style-name="T3">p.add_constraint(x[1] &gt;= 0)</text:span></text:p>
      <text:p text:style-name="P13"><text:span text:style-name="T3">p.add_constraint(x[3] &gt;= 0)</text:span></text:p>
      <text:p text:style-name="P13"><text:span text:style-name="T3"/></text:p>
      <text:p text:style-name="P13"><text:span text:style-name="T3">p.show()</text:span></text:p>
      <text:p text:style-name="P13"><text:span text:style-name="T3">print("ATS.:"+str(round(p.solve(), 3)))</text:span></text:p>
      <text:p text:style-name="P13"><text:span text:style-name="T3">print(p.get_values(x[1],x[2],x[3],x[4]))</text:span></text:p>
      <text:p text:style-name="P13"><text:span text:style-name="T3"/></text:p>
      <text:p text:style-name="P13"><text:span text:style-name="T3">p = MixedIntegerLinearProgram(maximization=False)</text:span></text:p>
      <text:p text:style-name="P13"><text:span text:style-name="T3">x = p.new_variable(real=True)</text:span></text:p>
      <text:p text:style-name="P13"><text:span text:style-name="T3">p.set_objective(2*x[1] - 3*x[2] - 5*x[4])</text:span></text:p>
      <text:p text:style-name="P13"><text:span text:style-name="T3">p.add_constraint(- x[1] + x[2] - x[3] - x[4] &gt;=1)</text:span></text:p>
      <text:p text:style-name="P13"><text:span text:style-name="T3">p.add_constraint(x[1] - x[2] + x[3] + x[4] &gt;= -1)</text:span></text:p>
      <text:p text:style-name="P13"><text:span text:style-name="T3">p.add_constraint(2*x[1] + 4*x[2] &gt;=0)</text:span></text:p>
      <text:p text:style-name="P13"><text:span text:style-name="T3">p.add_constraint(-2*x[1] - 4*x[2] &gt;=0)</text:span></text:p>
      <text:p text:style-name="P13"><text:span text:style-name="T3">p.add_constraint(x[3]-x[4] &gt;= -2)</text:span></text:p>
      <text:p text:style-name="P13"><text:span text:style-name="T3">p.add_constraint(x[1] &gt;= 0)</text:span></text:p>
      <text:p text:style-name="P13"><text:span text:style-name="T3">p.add_constraint(x[3] &gt;= 0)</text:span></text:p>
      <text:p text:style-name="P13"><text:span text:style-name="T3"/></text:p>
      <text:p text:style-name="P13"><text:span text:style-name="T3">p.show()</text:span></text:p>
      <text:p text:style-name="P13"><text:span text:style-name="T3">print(str(round(p.solve(), 3)))</text:span></text:p>
      <text:p text:style-name="P13"><text:span text:style-name="T3">print(p.get_values(x[1],x[2],x[3],x[4]))</text:span></text:p>
      <text:p text:style-name="P13"><text:span text:style-name="T3"/></text:p>
      <text:p text:style-name="P17"><text:span text:style-name="T3">Kodas, </text:span><text:span text:style-name="T11">nėra sprendinių</text:span><text:span text:style-name="T3">:</text:span></text:p>
      <text:p text:style-name="P8"><text:span text:style-name="T3"/></text:p>
      <text:p text:style-name="P13"><text:span text:style-name="T3">p = MixedIntegerLinearProgram(maximization=True)</text:span></text:p>
      <text:p text:style-name="P13"><text:span text:style-name="T3">y = p.new_variable(real=True)</text:span></text:p>
      <text:p text:style-name="P13"><text:span text:style-name="T3">p.set_objective(8*y[1] - 8*y[2] + 10*y[3] - 10*y[4] - 3*y[5] )</text:span></text:p>
      <text:p text:style-name="P13"><text:span text:style-name="T3">p.add_constraint(- y[1] + y[2] + y[3] - 2*y[4] + y[6] &lt;=2)</text:span></text:p>
      <text:p text:style-name="P13"><text:span text:style-name="T3">p.add_constraint(y[1] - y[2] + 4*y[3] - 4*y[4] &lt;=-3)</text:span></text:p>
      <text:p text:style-name="P13"><text:span text:style-name="T3">p.add_constraint(-y[1] + y[2] +y[5] + y[7]&lt;=0)</text:span></text:p>
      <text:p text:style-name="P13"><text:span text:style-name="T3">p.add_constraint(-y[1] + y[2] - y[5]&lt;=-5)</text:span></text:p>
      <text:p text:style-name="P13"><text:span text:style-name="T3"/></text:p>
      <text:p text:style-name="P13"><text:span text:style-name="T3">p.show()</text:span></text:p>
      <text:p text:style-name="P13"><text:span text:style-name="T3">print(str(round(p.solve(), 3)))</text:span></text:p>
      <text:p text:style-name="P13"><text:span text:style-name="T3">print(p.get_values(y[1],y[2],y[3],y[4],y[5],y[6],y[7]))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>p = MixedIntegerLinearProgram(maximization=True)</text:span></text:p>
      <text:p text:style-name="P13"><text:span text:style-name="T3">y = p.new_variable(real=True)</text:span></text:p>
      <text:p text:style-name="P13"><text:span text:style-name="T3">p.set_objective(1*y[1] - 1*y[2] + 0*y[3] - 0*y[4] - 2*y[5] )</text:span></text:p>
      <text:p text:style-name="P13"><text:span text:style-name="T3">p.add_constraint(- y[1] + y[2] + y[3] - 2*y[4] + y[6] &lt;=2)</text:span></text:p>
      <text:p text:style-name="P13"><text:span text:style-name="T3">p.add_constraint(y[1] - y[2] + 4*y[3] - 4*y[4] &lt;=-3)</text:span></text:p>
      <text:p text:style-name="P13"><text:span text:style-name="T3">p.add_constraint(-y[1] + y[2] +y[5] + y[7]&lt;=0)</text:span></text:p>
      <text:p text:style-name="P13"><text:span text:style-name="T3">p.add_constraint(-y[1] + y[2] - y[5]&lt;=-5)</text:span></text:p>
      <text:p text:style-name="P13"><text:span text:style-name="T3"/></text:p>
      <text:p text:style-name="P13"><text:span text:style-name="T3">p.show()</text:span></text:p>
      <text:p text:style-name="P13"><text:span text:style-name="T3">print(str(round(p.solve(), 3)))</text:span></text:p>
      <text:p text:style-name="P13"><text:span text:style-name="T3">print(p.get_values(y[1],y[2],y[3],y[4],y[5],y[6],y[7]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02:22:12.593814498</meta:creation-date>
    <meta:generator>LibreOffice/5.2.3.2$Linux_X86_64 LibreOffice_project/20m0$Build-2</meta:generator>
    <dc:date>2016-12-09T03:54:02.962565640</dc:date>
    <meta:editing-duration>PT33M51S</meta:editing-duration>
    <meta:editing-cycles>9</meta:editing-cycles>
    <meta:document-statistic meta:table-count="0" meta:image-count="0" meta:object-count="15" meta:page-count="5" meta:paragraph-count="85" meta:word-count="317" meta:character-count="2768" meta:non-whitespace-character-count="2515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min</mi>
            <mtext>  </mtext>
            <mn>2</mn>
            <mrow>
              <msub>
                <mi>x</mi>
                <mn>1</mn>
              </msub>
              <mo stretchy="false">−</mo>
              <mn>3</mn>
            </mrow>
            <msub>
              <mi>x</mi>
              <mn>2</mn>
            </msub>
            <mi>–</mi>
            <mn>5</mn>
            <msub>
              <mi>x</mi>
              <mn>4</mn>
            </msub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+</mo>
              <msub>
                <mi>x</mi>
                <mn>2</mn>
              </msub>
              <mo stretchy="false">−</mo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≥</mo>
            <mn>8</mn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4</mn>
              </msub>
            </mrow>
            <mo stretchy="false">≥</mo>
            <mrow>
              <mo stretchy="false">−</mo>
              <mn>8</mn>
            </mrow>
          </mrow>
        </mtd>
      </mtr>
      <mtr>
        <mtd>
          <mrow>
            <mn>2</mn>
            <mrow>
              <msub>
                <mi>x</mi>
                <mn>1</mn>
              </msub>
              <mo stretchy="false">+</mo>
              <mn>4</mn>
            </mrow>
            <mrow>
              <msub>
                <mi>x</mi>
                <mn>2</mn>
              </msub>
              <mo stretchy="false">≥</mo>
              <mn>10</mn>
            </mrow>
          </mrow>
        </mtd>
      </mtr>
      <mtr>
        <mtd>
          <mrow>
            <mrow>
              <mo stretchy="false">−</mo>
              <mn>2</mn>
            </mrow>
            <mrow>
              <msub>
                <mi>x</mi>
                <mn>1</mn>
              </msub>
              <mo stretchy="false">−</mo>
              <mn>4</mn>
            </mrow>
            <mrow>
              <msub>
                <mi>x</mi>
                <mn>2</mn>
              </msub>
              <mo stretchy="false">≥</mo>
              <mrow>
                <mo stretchy="false">−</mo>
                <mn>10</mn>
              </mrow>
            </mrow>
          </mrow>
        </mtd>
      </mtr>
      <mtr>
        <mtd>
          <mrow>
            <mrow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≥</mo>
            <mrow>
              <mo stretchy="false">−</mo>
              <mn>3</mn>
            </mrow>
          </mrow>
        </mtd>
      </mtr>
      <mtr>
        <mtd>
          <mrow>
            <msub>
              <mi>x</mi>
              <mn>1</mn>
            </msub>
            <mo stretchy="false">≥</mo>
            <mn>0</mn>
          </mrow>
        </mtd>
      </mtr>
      <mtr>
        <mtd>
          <mrow>
            <msub>
              <mi>x</mi>
              <mn>3</mn>
            </msub>
            <mo stretchy="false">≥</mo>
            <mn>0</mn>
          </mrow>
        </mtd>
      </mtr>
    </mtable>
    <annotation encoding="StarMath 5.0">min"  " 2x_1 -3x_2 – 5x_4 newline
 -x_1 + x_2 - x_3 - x_4 &gt;=8 newline
x_1 - x_2 + x_3 + x_4 &gt;=-8 newline
2x_1 + 4x_2 &gt;= 10 newline
-2x_1 -4x_2 &gt;= -10 newline
x_3 - x_4 &gt;= -3 newline
x_1 &gt;=0 newline
x_3 &gt;=0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=</mo>
        <mn>0</mn>
      </mrow>
      <mtext> , </mtext>
      <mrow>
        <msub>
          <mi>x</mi>
          <mn>2</mn>
        </msub>
        <mo stretchy="false">=</mo>
        <mn>2.5</mn>
      </mrow>
      <mtext> , </mtext>
      <mrow>
        <msub>
          <mi>x</mi>
          <mn>3</mn>
        </msub>
        <mo stretchy="false">=</mo>
        <mn>0</mn>
      </mrow>
      <mtext> , </mtext>
      <mrow>
        <msub>
          <mi>x</mi>
          <mn>4</mn>
        </msub>
        <mo stretchy="false">=</mo>
        <mrow>
          <mo stretchy="false">−</mo>
          <mn>5.5</mn>
        </mrow>
      </mrow>
    </mrow>
    <annotation encoding="StarMath 5.0">x_1 = 0 " , " x_2 =  2.5" , " x_3 =0" , " x_4 = -5.5</annotation>
  </semantics>
</math>
</file>

<file path=Object 11/content.xml><?xml version="1.0" encoding="utf-8"?>
<math xmlns="http://www.w3.org/1998/Math/MathML" display="block">
  <semantics>
    <mrow>
      <mrow>
        <msub>
          <mi>x</mi>
          <mn>1</mn>
        </msub>
        <mo stretchy="false">=</mo>
        <mn>0</mn>
      </mrow>
      <mtext> , </mtext>
      <mrow>
        <msub>
          <mi>x</mi>
          <mn>2</mn>
        </msub>
        <mo stretchy="false">=</mo>
        <mn>0</mn>
      </mrow>
      <mtext> , </mtext>
      <mrow>
        <msub>
          <mi>x</mi>
          <mn>3</mn>
        </msub>
        <mo stretchy="false">=</mo>
        <mn>0</mn>
      </mrow>
      <mtext> , </mtext>
      <mrow>
        <msub>
          <mi>x</mi>
          <mn>4</mn>
        </msub>
        <mo stretchy="false">=</mo>
        <mrow>
          <mo stretchy="false">−</mo>
          <mn>1</mn>
        </mrow>
      </mrow>
    </mrow>
    <annotation encoding="StarMath 5.0">x_1 = 0 " , " x_2 =  0" , " x_3 =0" , " x_4 = -1</annotation>
  </semantics>
</math>
</file>

<file path=Object 12/content.xml><?xml version="1.0" encoding="utf-8"?>
<math xmlns="http://www.w3.org/1998/Math/MathML" display="block">
  <semantics>
    <mtable>
      <mtr>
        <mtd>
          <mrow>
            <mi mathvariant="italic">min</mi>
            <mtext>  </mtext>
            <mn>2</mn>
            <mrow>
              <msub>
                <mi>x</mi>
                <mn>1</mn>
              </msub>
              <mo stretchy="false">−</mo>
              <mn>3</mn>
            </mrow>
            <msub>
              <mi>x</mi>
              <mn>2</mn>
            </msub>
            <mi>–</mi>
            <mn>5</mn>
            <msub>
              <mi>x</mi>
              <mn>4</mn>
            </msub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+</mo>
              <msub>
                <mi>x</mi>
                <mn>2</mn>
              </msub>
              <mo stretchy="false">−</mo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≥</mo>
            <mn>8</mn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4</mn>
              </msub>
            </mrow>
            <mo stretchy="false">≥</mo>
            <mrow>
              <mo stretchy="false">−</mo>
              <mn>8</mn>
            </mrow>
          </mrow>
        </mtd>
      </mtr>
      <mtr>
        <mtd>
          <mrow>
            <mn>2</mn>
            <mrow>
              <msub>
                <mi>x</mi>
                <mn>1</mn>
              </msub>
              <mo stretchy="false">+</mo>
              <mn>4</mn>
            </mrow>
            <mrow>
              <msub>
                <mi>x</mi>
                <mn>2</mn>
              </msub>
              <mo stretchy="false">≥</mo>
              <mn>10</mn>
            </mrow>
          </mrow>
        </mtd>
      </mtr>
      <mtr>
        <mtd>
          <mrow>
            <mrow>
              <mo stretchy="false">−</mo>
              <mn>2</mn>
            </mrow>
            <mrow>
              <msub>
                <mi>x</mi>
                <mn>1</mn>
              </msub>
              <mo stretchy="false">−</mo>
              <mn>4</mn>
            </mrow>
            <mrow>
              <msub>
                <mi>x</mi>
                <mn>2</mn>
              </msub>
              <mo stretchy="false">≥</mo>
              <mrow>
                <mo stretchy="false">−</mo>
                <mn>10</mn>
              </mrow>
            </mrow>
          </mrow>
        </mtd>
      </mtr>
      <mtr>
        <mtd>
          <mrow>
            <mrow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≥</mo>
            <mrow>
              <mo stretchy="false">−</mo>
              <mn>3</mn>
            </mrow>
          </mrow>
        </mtd>
      </mtr>
      <mtr>
        <mtd>
          <mrow>
            <msub>
              <mi>x</mi>
              <mn>1</mn>
            </msub>
            <mo stretchy="false">≥</mo>
            <mn>0</mn>
          </mrow>
        </mtd>
      </mtr>
      <mtr>
        <mtd>
          <mrow>
            <msub>
              <mi>x</mi>
              <mn>3</mn>
            </msub>
            <mo stretchy="false">≥</mo>
            <mn>0</mn>
          </mrow>
        </mtd>
      </mtr>
    </mtable>
    <annotation encoding="StarMath 5.0">min"  " 2x_1 -3x_2 – 5x_4 newline
 -x_1 + x_2 - x_3 - x_4 &gt;=8 newline
x_1 - x_2 + x_3 + x_4 &gt;=-8 newline
2x_1 + 4x_2 &gt;= 10 newline
-2x_1 -4x_2 &gt;= -10 newline
x_3 - x_4 &gt;= -3 newline
x_1 &gt;=0 newline
x_3 &gt;=0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max</mi>
            <mtext> </mtext>
            <mn>8</mn>
            <mrow>
              <msub>
                <mi>y</mi>
                <mn>1</mn>
              </msub>
              <mo stretchy="false">−</mo>
              <mn>8</mn>
            </mrow>
            <mrow>
              <msub>
                <mi>y</mi>
                <mn>2</mn>
              </msub>
              <mo stretchy="false">+</mo>
              <mn>10</mn>
            </mrow>
            <mrow>
              <msub>
                <mi>y</mi>
                <mn>3</mn>
              </msub>
              <mo stretchy="false">−</mo>
              <mn>10</mn>
            </mrow>
            <mrow>
              <msub>
                <mi>y</mi>
                <mn>4</mn>
              </msub>
              <mo stretchy="false">−</mo>
              <mn>3</mn>
            </mrow>
            <msub>
              <mi>y</mi>
              <mn>5</mn>
            </msub>
          </mrow>
        </mtd>
      </mtr>
      <mtr>
        <mtd>
          <mrow>
            <mrow>
              <mrow>
                <mo stretchy="false">−</mo>
                <msub>
                  <mi>y</mi>
                  <mn>1</mn>
                </msub>
              </mrow>
              <mo stretchy="false">+</mo>
              <msub>
                <mi>y</mi>
                <mn>2</mn>
              </msub>
              <mo stretchy="false">+</mo>
              <msub>
                <mi>y</mi>
                <mn>3</mn>
              </msub>
              <mo stretchy="false">−</mo>
              <mn>2</mn>
            </mrow>
            <mrow>
              <mrow>
                <msub>
                  <mi>y</mi>
                  <mn>4</mn>
                </msub>
                <mo stretchy="false">+</mo>
                <msub>
                  <mi>y</mi>
                  <mn>6</mn>
                </msub>
              </mrow>
              <mo stretchy="false">≤</mo>
              <mn>2</mn>
            </mrow>
          </mrow>
        </mtd>
      </mtr>
      <mtr>
        <mtd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  <mo stretchy="false">+</mo>
              <mn>4</mn>
            </mrow>
            <mrow>
              <msub>
                <mi>y</mi>
                <mn>3</mn>
              </msub>
              <mo stretchy="false">−</mo>
              <mn>4</mn>
            </mrow>
            <mrow>
              <msub>
                <mi>y</mi>
                <mn>4</mn>
              </msub>
              <mo stretchy="false">≤</mo>
              <mrow>
                <mo stretchy="false">−</mo>
                <mn>3</mn>
              </mrow>
            </mrow>
          </mrow>
        </mtd>
      </mtr>
      <mtr>
        <mtd>
          <mrow>
            <mrow>
              <mrow>
                <mo stretchy="false">−</mo>
                <msub>
                  <mi>y</mi>
                  <mn>1</mn>
                </msub>
              </mrow>
              <mo stretchy="false">+</mo>
              <msub>
                <mi>y</mi>
                <mn>2</mn>
              </msub>
              <mo stretchy="false">+</mo>
              <msub>
                <mi>y</mi>
                <mn>5</mn>
              </msub>
              <mo stretchy="false">+</mo>
              <msub>
                <mi>y</mi>
                <mn>7</mn>
              </msub>
            </mrow>
            <mo stretchy="false">≤</mo>
            <mn>0</mn>
          </mrow>
        </mtd>
      </mtr>
      <mtr>
        <mtd>
          <mrow>
            <mrow>
              <mrow>
                <mo stretchy="false">−</mo>
                <msub>
                  <mi>y</mi>
                  <mn>1</mn>
                </msub>
              </mrow>
              <mo stretchy="false">+</mo>
              <msub>
                <mi>y</mi>
                <mn>2</mn>
              </msub>
              <mo stretchy="false">−</mo>
              <msub>
                <mi>y</mi>
                <mn>5</mn>
              </msub>
            </mrow>
            <mo stretchy="false">≤</mo>
            <mrow>
              <mo stretchy="false">−</mo>
              <mn>5</mn>
            </mrow>
          </mrow>
        </mtd>
      </mtr>
    </mtable>
    <annotation encoding="StarMath 5.0">
max" " 8y_1 - 8y_2 + 10y_3 - 10y_4 - 3y_5 newline
-y_1 + y_2 + y_3 - 2y_4 +y_6 &lt;=2 newline
y_1 -y_2 +4y_3 -4y_4 &lt;=-3 newline
-y_1 +y_2 +y_5 + y_7 &lt;=0 newline
-y_1 + y_2 -y_5 &lt;= -5
</annotation>
  </semantics>
</math>
</file>

<file path=Object 14/content.xml><?xml version="1.0" encoding="utf-8"?>
<math xmlns="http://www.w3.org/1998/Math/MathML" display="block">
  <semantics>
    <mtable>
      <mtr>
        <mtd>
          <mrow>
            <mi mathvariant="italic">max</mi>
            <mtext> </mtext>
            <mn>1</mn>
            <mrow>
              <msub>
                <mi>y</mi>
                <mn>1</mn>
              </msub>
              <mo stretchy="false">−</mo>
              <mn>1</mn>
            </mrow>
            <mrow>
              <msub>
                <mi>y</mi>
                <mn>2</mn>
              </msub>
              <mo stretchy="false">+</mo>
              <mn>0</mn>
            </mrow>
            <mrow>
              <msub>
                <mi>y</mi>
                <mn>3</mn>
              </msub>
              <mo stretchy="false">−</mo>
              <mn>0</mn>
            </mrow>
            <mrow>
              <msub>
                <mi>y</mi>
                <mn>4</mn>
              </msub>
              <mo stretchy="false">−</mo>
              <mn>2</mn>
            </mrow>
            <msub>
              <mi>y</mi>
              <mn>5</mn>
            </msub>
          </mrow>
        </mtd>
      </mtr>
      <mtr>
        <mtd>
          <mrow>
            <mrow>
              <mrow>
                <mo stretchy="false">−</mo>
                <msub>
                  <mi>y</mi>
                  <mn>1</mn>
                </msub>
              </mrow>
              <mo stretchy="false">+</mo>
              <msub>
                <mi>y</mi>
                <mn>2</mn>
              </msub>
              <mo stretchy="false">+</mo>
              <msub>
                <mi>y</mi>
                <mn>3</mn>
              </msub>
              <mo stretchy="false">−</mo>
              <mn>2</mn>
            </mrow>
            <mrow>
              <mrow>
                <msub>
                  <mi>y</mi>
                  <mn>4</mn>
                </msub>
                <mo stretchy="false">+</mo>
                <msub>
                  <mi>y</mi>
                  <mn>6</mn>
                </msub>
              </mrow>
              <mo stretchy="false">≤</mo>
              <mn>2</mn>
            </mrow>
          </mrow>
        </mtd>
      </mtr>
      <mtr>
        <mtd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  <mo stretchy="false">+</mo>
              <mn>4</mn>
            </mrow>
            <mrow>
              <msub>
                <mi>y</mi>
                <mn>3</mn>
              </msub>
              <mo stretchy="false">−</mo>
              <mn>4</mn>
            </mrow>
            <mrow>
              <msub>
                <mi>y</mi>
                <mn>4</mn>
              </msub>
              <mo stretchy="false">≤</mo>
              <mrow>
                <mo stretchy="false">−</mo>
                <mn>3</mn>
              </mrow>
            </mrow>
          </mrow>
        </mtd>
      </mtr>
      <mtr>
        <mtd>
          <mrow>
            <mrow>
              <mrow>
                <mo stretchy="false">−</mo>
                <msub>
                  <mi>y</mi>
                  <mn>1</mn>
                </msub>
              </mrow>
              <mo stretchy="false">+</mo>
              <msub>
                <mi>y</mi>
                <mn>2</mn>
              </msub>
              <mo stretchy="false">+</mo>
              <msub>
                <mi>y</mi>
                <mn>5</mn>
              </msub>
              <mo stretchy="false">+</mo>
              <msub>
                <mi>y</mi>
                <mn>7</mn>
              </msub>
            </mrow>
            <mo stretchy="false">≤</mo>
            <mn>0</mn>
          </mrow>
        </mtd>
      </mtr>
      <mtr>
        <mtd>
          <mrow>
            <mrow>
              <mrow>
                <mo stretchy="false">−</mo>
                <msub>
                  <mi>y</mi>
                  <mn>1</mn>
                </msub>
              </mrow>
              <mo stretchy="false">+</mo>
              <msub>
                <mi>y</mi>
                <mn>2</mn>
              </msub>
              <mo stretchy="false">−</mo>
              <msub>
                <mi>y</mi>
                <mn>5</mn>
              </msub>
            </mrow>
            <mo stretchy="false">≤</mo>
            <mrow>
              <mo stretchy="false">−</mo>
              <mn>5</mn>
            </mrow>
          </mrow>
        </mtd>
      </mtr>
    </mtable>
    <annotation encoding="StarMath 5.0">
max" " 1y_1 - 1y_2 + 0y_3 - 0y_4 - 2y_5 newline
-y_1 + y_2 + y_3 - 2y_4 +y_6 &lt;=2 newline
y_1 -y_2 +4y_3 -4y_4 &lt;=-3 newline
-y_1 +y_2 +y_5 + y_7 &lt;=0 newline
-y_1 + y_2 -y_5 &lt;= -5
</annotation>
  </semantics>
</math>
</file>

<file path=Object 15/content.xml><?xml version="1.0" encoding="utf-8"?>
<math xmlns="http://www.w3.org/1998/Math/MathML" display="block">
  <semantics>
    <mtable>
      <mtr>
        <mtd>
          <mrow>
            <mi mathvariant="italic">min</mi>
            <mtext>  </mtext>
            <mn>2</mn>
            <mrow>
              <msub>
                <mi>x</mi>
                <mn>1</mn>
              </msub>
              <mo stretchy="false">−</mo>
              <mn>3</mn>
            </mrow>
            <msub>
              <mi>x</mi>
              <mn>2</mn>
            </msub>
            <mi>–</mi>
            <mn>5</mn>
            <msub>
              <mi>x</mi>
              <mn>4</mn>
            </msub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+</mo>
              <msub>
                <mi>x</mi>
                <mn>2</mn>
              </msub>
              <mo stretchy="false">−</mo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≥</mo>
            <mn>1</mn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4</mn>
              </msub>
            </mrow>
            <mo stretchy="false">≥</mo>
            <mrow>
              <mo stretchy="false">−</mo>
              <mn>1</mn>
            </mrow>
          </mrow>
        </mtd>
      </mtr>
      <mtr>
        <mtd>
          <mrow>
            <mn>2</mn>
            <mrow>
              <msub>
                <mi>x</mi>
                <mn>1</mn>
              </msub>
              <mo stretchy="false">+</mo>
              <mn>4</mn>
            </mrow>
            <mrow>
              <msub>
                <mi>x</mi>
                <mn>2</mn>
              </msub>
              <mo stretchy="false">≥</mo>
              <mn>0</mn>
            </mrow>
          </mrow>
        </mtd>
      </mtr>
      <mtr>
        <mtd>
          <mrow>
            <mrow>
              <mo stretchy="false">−</mo>
              <mn>2</mn>
            </mrow>
            <mrow>
              <msub>
                <mi>x</mi>
                <mn>1</mn>
              </msub>
              <mo stretchy="false">−</mo>
              <mn>4</mn>
            </mrow>
            <mrow>
              <msub>
                <mi>x</mi>
                <mn>2</mn>
              </msub>
              <mo stretchy="false">≥</mo>
              <mn>0</mn>
            </mrow>
          </mrow>
        </mtd>
      </mtr>
      <mtr>
        <mtd>
          <mrow>
            <mrow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≥</mo>
            <mrow>
              <mo stretchy="false">−</mo>
              <mn>2</mn>
            </mrow>
          </mrow>
        </mtd>
      </mtr>
      <mtr>
        <mtd>
          <mrow>
            <msub>
              <mi>x</mi>
              <mn>1</mn>
            </msub>
            <mo stretchy="false">≥</mo>
            <mn>0</mn>
          </mrow>
        </mtd>
      </mtr>
      <mtr>
        <mtd>
          <mrow>
            <msub>
              <mi>x</mi>
              <mn>3</mn>
            </msub>
            <mo stretchy="false">≥</mo>
            <mn>0</mn>
          </mrow>
        </mtd>
      </mtr>
    </mtable>
    <annotation encoding="StarMath 5.0">min"  " 2x_1 -3x_2 – 5x_4 newline
 -x_1 + x_2 - x_3 - x_4 &gt;=1 newline
x_1 - x_2 + x_3 + x_4 &gt;=-1 newline
2x_1 + 4x_2 &gt;= 0 newline
-2x_1 -4x_2 &gt;= 0 newline
x_3 - x_4 &gt;= -2 newline
x_1 &gt;=0 newline
x_3 &gt;=0</annotation>
  </semantics>
</math>
</file>

<file path=Object 2/content.xml><?xml version="1.0" encoding="utf-8"?>
<math xmlns="http://www.w3.org/1998/Math/MathML" display="block">
  <semantics>
    <mrow>
      <mi>C</mi>
      <mo stretchy="false">=</mo>
      <mrow>
        <mo fence="true" stretchy="true">[</mo>
        <mrow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  <mtr>
              <mtd>
                <mn>0</mn>
              </mtd>
            </mtr>
            <mtr>
              <mtd>
                <mrow>
                  <mo stretchy="false">−</mo>
                  <mn>5</mn>
                </mrow>
              </mtd>
            </mtr>
          </mtable>
        </mrow>
        <mo fence="true" stretchy="true">]</mo>
      </mrow>
    </mrow>
    <annotation encoding="StarMath 5.0">C = left[matrix{2##-3##0##-5}right]
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stretchy="true">]</mo>
      </mrow>
    </mrow>
    <annotation encoding="StarMath 5.0">X = left[ matrix{x_1##x_2##x_3##x_4} right]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4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4</mn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A = left[ matrix{
-1#1#-1#-1##
1#-1#1#1##
1#4#0#0##
-2#-4#0#0##
0#0#1#-1##
1#0#0#0##
0#0#1#0
	}right ]</annotation>
  </semantics>
</math>
</file>

<file path=Object 5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n>8</mn>
              </mtd>
            </mtr>
            <mtr>
              <mtd>
                <mrow>
                  <mo stretchy="false">−</mo>
                  <mn>8</mn>
                </mrow>
              </mtd>
            </mtr>
            <mtr>
              <mtd>
                <mn>10</mn>
              </mtd>
            </mtr>
            <mtr>
              <mtd>
                <mrow>
                  <mo stretchy="false">−</mo>
                  <mn>10</mn>
                </mrow>
              </mtd>
            </mtr>
            <mtr>
              <mtd>
                <mrow>
                  <mo stretchy="false">−</mo>
                  <mn>3</mn>
                </mrow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  <mo fence="true" stretchy="true">]</mo>
      </mrow>
    </mrow>
    <annotation encoding="StarMath 5.0">B = left[ matrix{
8##
-8##
10##
-10##
-3##
0##
0
}right ]</annotation>
  </semantics>
</math>
</file>

<file path=Object 6/content.xml><?xml version="1.0" encoding="utf-8"?>
<math xmlns="http://www.w3.org/1998/Math/MathML" display="block">
  <semantics>
    <mtable>
      <mtr>
        <mtd>
          <mrow>
            <mi mathvariant="italic">min</mi>
            <mtext> </mtext>
            <msup>
              <mi>C</mi>
              <mi>T</mi>
            </msup>
            <mi>X</mi>
          </mrow>
        </mtd>
      </mtr>
      <mtr>
        <mtd>
          <mrow>
            <mrow>
              <mi mathvariant="italic">AX</mi>
              <mo stretchy="false">=</mo>
              <mi>B</mi>
            </mrow>
            <mi>,</mi>
            <mrow>
              <mi>X</mi>
              <mo stretchy="false">≥</mo>
              <mn>0</mn>
            </mrow>
          </mrow>
        </mtd>
      </mtr>
    </mtable>
    <annotation encoding="StarMath 5.0">min " "C^T X newline
AX = B, X&gt;=0</annotation>
  </semantics>
</math>
</file>

<file path=Object 7/content.xml><?xml version="1.0" encoding="utf-8"?>
<math xmlns="http://www.w3.org/1998/Math/MathML" display="block">
  <semantics>
    <mtable>
      <mtr>
        <mtd>
          <mrow>
            <mi mathvariant="italic">min</mi>
            <mtext>  </mtext>
            <mn>2</mn>
            <mrow>
              <msub>
                <mi>x</mi>
                <mn>1</mn>
              </msub>
              <mo stretchy="false">−</mo>
              <mn>3</mn>
            </mrow>
            <msub>
              <mi>x</mi>
              <mn>2</mn>
            </msub>
            <mi>–</mi>
            <mn>5</mn>
            <msub>
              <mi>x</mi>
              <mn>4</mn>
            </msub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+</mo>
              <msub>
                <mi>x</mi>
                <mn>2</mn>
              </msub>
              <mo stretchy="false">−</mo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=</mo>
            <mn>8</mn>
          </mrow>
        </mtd>
      </mtr>
      <mtr>
        <mtd>
          <mrow>
            <mn>2</mn>
            <mrow>
              <msub>
                <mi>x</mi>
                <mn>1</mn>
              </msub>
              <mo stretchy="false">+</mo>
              <mn>4</mn>
            </mrow>
            <mrow>
              <msub>
                <mi>x</mi>
                <mn>2</mn>
              </msub>
              <mo stretchy="false">=</mo>
              <mn>10</mn>
            </mrow>
          </mrow>
        </mtd>
      </mtr>
      <mtr>
        <mtd>
          <mrow>
            <mrow>
              <mrow>
                <mo stretchy="false">−</mo>
                <msub>
                  <mi>x</mi>
                  <mn>3</mn>
                </msub>
              </mrow>
              <mo stretchy="false">+</mo>
              <msub>
                <mi>x</mi>
                <mn>4</mn>
              </msub>
            </mrow>
            <mo stretchy="false">≤</mo>
            <mn>3</mn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3</mn>
              </msub>
              <mo stretchy="false">≥</mo>
              <mn>0</mn>
            </mrow>
          </mrow>
        </mtd>
      </mtr>
    </mtable>
    <annotation encoding="StarMath 5.0">min"  " 2x_1 -3x_2 – 5x_4 newline
-x_1 + x_2 - x_3 - x_4 =8 newline
2x_1 + 4x_2 = 10 newline
-x_3 + x_4 &lt;= 3 newline
x_1,x_3 &gt;=0

</annotation>
  </semantics>
</math>
</file>

<file path=Object 8/content.xml><?xml version="1.0" encoding="utf-8"?>
<math xmlns="http://www.w3.org/1998/Math/MathML" display="block">
  <semantics>
    <mtable>
      <mtr>
        <mtd>
          <mrow>
            <mi mathvariant="italic">min</mi>
            <mtext>  </mtext>
            <mn>2</mn>
            <mrow>
              <msub>
                <mi>x</mi>
                <mn>1</mn>
              </msub>
              <mo stretchy="false">−</mo>
              <mn>3</mn>
            </mrow>
            <msub>
              <mi>x</mi>
              <mn>2</mn>
            </msub>
            <mi>–</mi>
            <mn>5</mn>
            <msub>
              <mi>x</mi>
              <mn>4</mn>
            </msub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+</mo>
              <msub>
                <mi>x</mi>
                <mn>2</mn>
              </msub>
              <mo stretchy="false">−</mo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≥</mo>
            <mn>1</mn>
          </mrow>
        </mtd>
      </mtr>
      <mtr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+</mo>
              <msub>
                <mi>x</mi>
                <mn>3</mn>
              </msub>
              <mo stretchy="false">+</mo>
              <msub>
                <mi>x</mi>
                <mn>4</mn>
              </msub>
            </mrow>
            <mo stretchy="false">≥</mo>
            <mrow>
              <mo stretchy="false">−</mo>
              <mn>1</mn>
            </mrow>
          </mrow>
        </mtd>
      </mtr>
      <mtr>
        <mtd>
          <mrow>
            <mn>2</mn>
            <mrow>
              <msub>
                <mi>x</mi>
                <mn>1</mn>
              </msub>
              <mo stretchy="false">+</mo>
              <mn>4</mn>
            </mrow>
            <mrow>
              <msub>
                <mi>x</mi>
                <mn>2</mn>
              </msub>
              <mo stretchy="false">≥</mo>
              <mn>0</mn>
            </mrow>
          </mrow>
        </mtd>
      </mtr>
      <mtr>
        <mtd>
          <mrow>
            <mrow>
              <mo stretchy="false">−</mo>
              <mn>2</mn>
            </mrow>
            <mrow>
              <msub>
                <mi>x</mi>
                <mn>1</mn>
              </msub>
              <mo stretchy="false">−</mo>
              <mn>4</mn>
            </mrow>
            <mrow>
              <msub>
                <mi>x</mi>
                <mn>2</mn>
              </msub>
              <mo stretchy="false">≥</mo>
              <mn>0</mn>
            </mrow>
          </mrow>
        </mtd>
      </mtr>
      <mtr>
        <mtd>
          <mrow>
            <mrow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≥</mo>
            <mrow>
              <mo stretchy="false">−</mo>
              <mn>2</mn>
            </mrow>
          </mrow>
        </mtd>
      </mtr>
      <mtr>
        <mtd>
          <mrow>
            <msub>
              <mi>x</mi>
              <mn>1</mn>
            </msub>
            <mo stretchy="false">≥</mo>
            <mn>0</mn>
          </mrow>
        </mtd>
      </mtr>
      <mtr>
        <mtd>
          <mrow>
            <msub>
              <mi>x</mi>
              <mn>3</mn>
            </msub>
            <mo stretchy="false">≥</mo>
            <mn>0</mn>
          </mrow>
        </mtd>
      </mtr>
    </mtable>
    <annotation encoding="StarMath 5.0">min"  " 2x_1 -3x_2 – 5x_4 newline
 -x_1 + x_2 - x_3 - x_4 &gt;=1 newline
x_1 - x_2 + x_3 + x_4 &gt;=-1 newline
2x_1 + 4x_2 &gt;= 0 newline
-2x_1 -4x_2 &gt;= 0 newline
x_3 - x_4 &gt;= -2 newline
x_1 &gt;=0 newline
x_3 &gt;=0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italic">min</mi>
            <mtext>  </mtext>
            <mn>2</mn>
            <mrow>
              <msub>
                <mi>x</mi>
                <mn>1</mn>
              </msub>
              <mo stretchy="false">−</mo>
              <mn>3</mn>
            </mrow>
            <msub>
              <mi>x</mi>
              <mn>2</mn>
            </msub>
            <mi>–</mi>
            <mn>5</mn>
            <msub>
              <mi>x</mi>
              <mn>4</mn>
            </msub>
          </mrow>
        </mtd>
      </mtr>
      <mtr>
        <mtd>
          <mrow>
            <mrow>
              <mrow>
                <mo stretchy="false">−</mo>
                <msub>
                  <mi>x</mi>
                  <mn>1</mn>
                </msub>
              </mrow>
              <mo stretchy="false">+</mo>
              <msub>
                <mi>x</mi>
                <mn>2</mn>
              </msub>
              <mo stretchy="false">−</mo>
              <msub>
                <mi>x</mi>
                <mn>3</mn>
              </msub>
              <mo stretchy="false">−</mo>
              <msub>
                <mi>x</mi>
                <mn>4</mn>
              </msub>
            </mrow>
            <mo stretchy="false">=</mo>
            <mn>1</mn>
          </mrow>
        </mtd>
      </mtr>
      <mtr>
        <mtd>
          <mrow>
            <mn>2</mn>
            <mrow>
              <msub>
                <mi>x</mi>
                <mn>1</mn>
              </msub>
              <mo stretchy="false">+</mo>
              <mn>4</mn>
            </mrow>
            <mrow>
              <msub>
                <mi>x</mi>
                <mn>2</mn>
              </msub>
              <mo stretchy="false">=</mo>
              <mn>0</mn>
            </mrow>
          </mrow>
        </mtd>
      </mtr>
      <mtr>
        <mtd>
          <mrow>
            <mrow>
              <mrow>
                <mo stretchy="false">−</mo>
                <msub>
                  <mi>x</mi>
                  <mn>3</mn>
                </msub>
              </mrow>
              <mo stretchy="false">+</mo>
              <msub>
                <mi>x</mi>
                <mn>4</mn>
              </msub>
            </mrow>
            <mo stretchy="false">≤</mo>
            <mn>2</mn>
          </mrow>
        </mtd>
      </mtr>
      <mtr>
        <mtd>
          <mrow>
            <msub>
              <mi>x</mi>
              <mn>1</mn>
            </msub>
            <mi>,</mi>
            <mrow>
              <msub>
                <mi>x</mi>
                <mn>3</mn>
              </msub>
              <mo stretchy="false">≥</mo>
              <mn>0</mn>
            </mrow>
          </mrow>
        </mtd>
      </mtr>
    </mtable>
    <annotation encoding="StarMath 5.0">min"  " 2x_1 -3x_2 – 5x_4 newline
-x_1 + x_2 - x_3 - x_4 =1 newline
2x_1 + 4x_2 = 0 newline
-x_3 + x_4 &lt;= 2 newline
x_1,x_3 &gt;=0

</annotation>
  </semantics>
</math>
</file>